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45" calcext:value-type="float">
            <text:p>1245</text:p>
          </table:table-cell>
          <table:table-cell table:style-name="ce7" table:formula="of:=COUNTIF([.B7:.B1000000];&quot;X&quot;)" office:value-type="float" office:value="1072" calcext:value-type="float">
            <text:p>1072</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25" calcext:value-type="float">
            <text:p>13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number-rows-repeated="168">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 style:data-style-name="N2" text:time-value="22:02:58.8173819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0T22:03:45.586407943</dc:date>
    <meta:editing-duration>P1DT9H11M47S</meta:editing-duration>
    <meta:editing-cycles>1235</meta:editing-cycles>
    <meta:document-statistic meta:table-count="1" meta:cell-count="7513" meta:object-count="0"/>
  </office:meta>
</office:document-meta>
</file>